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Heading_20_4"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P4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Расширения конфигураций</text:h>
      <text:section text:style-name="Sect1" text:name="i219">
        <text:p text:style-name="P1">Этот раздел содержит сценарии разработки, связанные со спецификой расширений конфигурации.</text:p>
        <text:h text:style-name="P4" text:outline-level="3">Сопутствующая информация</text:h>
        <text:h text:style-name="P2" text:outline-level="4">Концепции</text:h>
        <text:p text:style-name="Text_20_body">‣ <text:a xlink:type="simple" xlink:href="https://its.1c.ru/db/content/edtdoc/src/i021.html?_=1542292896#d0e1225" text:style-name="Internet_20_link" text:visited-style-name="Visited_20_Internet_20_Link"><text:span text:style-name="T1">Проекты 1С:Предприятия</text:span></text:a></text:p>
        <text:h text:style-name="P2" text:outline-level="4">Сценарии работы</text:h>
        <text:p text:style-name="Text_20_body">‣ <text:a xlink:type="simple" xlink:href="https://its.1c.ru/db/content/edtdoc/src/i232.html?_=1542292896#i232" text:style-name="Internet_20_link" text:visited-style-name="Visited_20_Internet_20_Link"><text:span text:style-name="T1">Импорт расширений из информационной базы в новые проекты</text:span></text:a></text:p>
        <text:p text:style-name="Text_20_body">‣ <text:a xlink:type="simple" xlink:href="https://its.1c.ru/db/content/edtdoc/src/i257.html?_=1542292896#i257" text:style-name="Internet_20_link" text:visited-style-name="Visited_20_Internet_20_Link"><text:span text:style-name="T1">Устранение ошибок применения расширения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39:43.182724307</dc:date>
    <meta:editing-duration>PT7H20M58S</meta:editing-duration>
    <meta:editing-cycles>139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4" meta:character-count="284" meta:non-whitespace-character-count="258"/>
  </office:meta>
</office:document-meta>
</file>